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08c708" officeooo:paragraph-rsid="0008c708"/>
    </style:style>
    <style:style style:name="P2" style:family="paragraph" style:parent-style-name="Heading_20_2">
      <style:text-properties officeooo:rsid="0008c708" officeooo:paragraph-rsid="000a8b42"/>
    </style:style>
    <style:style style:name="P3" style:family="paragraph" style:parent-style-name="Text_20_body">
      <style:text-properties officeooo:rsid="0008c708" officeooo:paragraph-rsid="0008c708"/>
    </style:style>
    <style:style style:name="P4" style:family="paragraph" style:parent-style-name="Text_20_body">
      <style:text-properties officeooo:paragraph-rsid="0008c708"/>
    </style:style>
    <style:style style:name="P5" style:family="paragraph" style:parent-style-name="Text_20_body">
      <style:text-properties officeooo:paragraph-rsid="000a8b42"/>
    </style:style>
    <style:style style:name="P6" style:family="paragraph" style:parent-style-name="Text_20_body">
      <style:text-properties officeooo:rsid="000a8b42" officeooo:paragraph-rsid="000a8b42"/>
    </style:style>
    <style:style style:name="P7" style:family="paragraph" style:parent-style-name="Text_20_body">
      <style:text-properties officeooo:rsid="000afab4" officeooo:paragraph-rsid="000afab4"/>
    </style:style>
    <style:style style:name="P8" style:family="paragraph" style:parent-style-name="Text_20_body">
      <style:text-properties officeooo:rsid="000ba486" officeooo:paragraph-rsid="000ba486"/>
    </style:style>
    <style:style style:name="P9" style:family="paragraph" style:parent-style-name="Text_20_body">
      <style:text-properties officeooo:rsid="000ba486" officeooo:paragraph-rsid="000afab4"/>
    </style:style>
    <style:style style:name="P10" style:family="paragraph" style:parent-style-name="Title">
      <style:text-properties officeooo:rsid="0008c708" officeooo:paragraph-rsid="0008c708"/>
    </style:style>
    <style:style style:name="P11" style:family="paragraph" style:parent-style-name="Heading_20_3">
      <style:text-properties officeooo:rsid="000ba4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a8b4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0ba4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áctica 2: </text:p>
      <text:p text:style-name="P10">Llamada remota a procedimiento (RPC)</text:p>
      <text:p text:style-name="P3"/>
      <text:p text:style-name="Quotations">Autor : Antonio José Camarero Ortega<text:tab/><text:tab/>Correo : ancaor@correo.ugr.es</text:p>
      <text:p text:style-name="P3"/>
      <text:h text:style-name="P1" text:outline-level="2">1- Ejercicio 1 : Calculadora</text:h>
      <text:p text:style-name="P4"/>
      <text:p text:style-name="P3">La calculadora consta de las 4 funciones básicas (Suma,Resta,Multiplicación,División).</text:p>
      <text:p text:style-name="P3">En el archivo .x se ha especificado un único programa que realiza las 4 funciones, de modo que el cliente llama siempre a un mismo programa pasando los siguientes argumentos:</text:p>
      <text:p text:style-name="P3"/>
      <text:p text:style-name="P3"><text:tab/><text:tab/>./calculadora_client localhost &lt;numero&gt; &lt;operador&gt; &lt;numero&gt;</text:p>
      <text:p text:style-name="P3"/>
      <text:p text:style-name="P3">Siendo los operadores los siguientes:</text:p>
      <text:p text:style-name="P3">- Suma : +</text:p>
      <text:p text:style-name="P3">- Resta : -</text:p>
      <text:p text:style-name="P3">-Multiplicación : * ( Para que se pueda escribir * y el programa lo reconozca como <text:span text:style-name="T5">argumento</text:span> es <text:tab/><text:tab/> <text:s text:c="9"/>necesario escribirlo de esta manera <text:s/><text:span text:style-name="T2"><text:s/>\* </text:span><text:s text:c="2"/>)</text:p>
      <text:p text:style-name="P3">-<text:span text:style-name="T3">División</text:span> : /</text:p>
      <text:p text:style-name="P3"/>
      <text:p text:style-name="P6">El programa cliente reconoce el operador y llama a la función calculadora que en función de este operador realizará una de las 4 funciones.</text:p>
      <text:p text:style-name="P3"/>
      <text:p text:style-name="P3"/>
      <text:p text:style-name="P3"/>
      <text:p text:style-name="P3"/>
      <text:h text:style-name="P2" text:outline-level="2"><text:soft-page-break/></text:h>
      <text:h text:style-name="P2" text:outline-level="2"><text:span text:style-name="T3">2- Ejercicio 2 : DNS</text:span></text:h>
      <text:p text:style-name="P5"/>
      <text:p text:style-name="P6">Para la elaboración del ejercicio se han creado 4 programas:</text:p>
      <text:p text:style-name="P6"/>
      <text:p text:style-name="P7"><text:span text:style-name="T4">dns_cliente : </text:span>Registra, elimina y busca en el servidor DNS 1 y puede hacer búsquedas al servidor DNS 2 si no ha encontrado lo buscado en DNS 1.</text:p>
      <text:p text:style-name="P7"><text:span text:style-name="T4">dns2_cliente : </text:span>Registra, elimina y busca en el servidor DNS2. (<text:span text:style-name="T5">Útil</text:span> para darle contenido solo a DNS2)</text:p>
      <text:p text:style-name="P7"><text:span text:style-name="T4">dns_server :</text:span> Servidor DNS que <text:span text:style-name="T5">actúa</text:span> <text:span text:style-name="T5">también</text:span> de cliente del servidor DNS2 para la <text:span text:style-name="T5">búsqueda.</text:span></text:p>
      <text:p text:style-name="P7"><text:span text:style-name="T4">dns2_server : </text:span>Servidor DNS .</text:p>
      <text:p text:style-name="P7"/>
      <text:h text:style-name="P11" text:outline-level="3">Compilación</text:h>
      <text:p text:style-name="Text_20_body"/>
      <text:p text:style-name="P8">Para este ejercicio he prescindido del makefile que crea RPCGEN y he creado uno propio.</text:p>
      <text:p text:style-name="P8">Para compilar basta con hacer <text:span text:style-name="T1">make</text:span> en el terminal.</text:p>
      <text:p text:style-name="P8"/>
      <text:h text:style-name="Heading_20_3" text:outline-level="3">Cliente</text:h>
      <text:p text:style-name="P7"/>
      <text:p text:style-name="P7">Para las distintas funciones de los clientes hay distintos argumentos de entrada:</text:p>
      <text:p text:style-name="P7"/>
      <text:p text:style-name="P7">-Registrar:<text:tab/><text:tab/>./dns_cliente localhost registrar &lt;pc&gt; &lt;ip&gt; <text:s/><text:tab/></text:p>
      <text:p text:style-name="P7"><text:tab/><text:tab/><text:tab/>Siendo &lt;pc&gt; un entero y &lt;ip&gt; un string</text:p>
      <text:p text:style-name="P7"><text:tab/><text:tab/><text:tab/>Devuelve 1 si se ha registrado correctamente.</text:p>
      <text:p text:style-name="P7">-Eliminar:<text:tab/><text:tab/>./dns_cliente localhost eliminar &lt;pc&gt;</text:p>
      <text:p text:style-name="P7"><text:tab/><text:tab/><text:tab/>Devuelve 1 si se ha eliminado correctamente.</text:p>
      <text:p text:style-name="P7">-Buscar<text:tab/><text:tab/>./dns_cliente localhost buscar &lt;pc&gt;<text:tab/><text:tab/></text:p>
      <text:p text:style-name="P7"><text:tab/><text:tab/><text:tab/>Devuelve la ip asociada a ese pc.</text:p>
      <text:p text:style-name="P7"/>
      <text:p text:style-name="P9"/>
      <text:h text:style-name="Heading_20_3" text:outline-level="3"><text:soft-page-break/></text:h>
      <text:h text:style-name="Heading_20_3" text:outline-level="3">DNS1 Servidor y Cliente</text:h>
      <text:p text:style-name="Text_20_body"/>
      <text:p text:style-name="P8">El servidor DNS actuá de cliente del servidor DNS2 para la operación de búsqueda de manera que si el cliente 1 hace una petición de búsqueda de un pc a DNS1 y este no lo encuentra en su base de datos hará de cliente y realizará la misma consulta a DNS2 para ver si este lo ti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0:46:08.929294089</meta:creation-date>
    <dc:date>2018-03-19T21:28:00.844115942</dc:date>
    <meta:editing-duration>PT8M40S</meta:editing-duration>
    <meta:editing-cycles>1</meta:editing-cycles>
    <meta:document-statistic meta:table-count="0" meta:image-count="0" meta:object-count="0" meta:page-count="3" meta:paragraph-count="33" meta:word-count="354" meta:character-count="2132" meta:non-whitespace-character-count="1771"/>
    <meta:generator>LibreOffice/5.1.6.2$Linux_X86_64 LibreOffice_project/10m0$Build-2</meta:generator>
  </office:meta>
</office:document-meta>
</file>